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1.764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end" fo:margin-left="1.058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ichier Ordre de Fabrication MARS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Statut</text:p>
          </table:table-cell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EM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5" office:value-type="string" calcext:value-type="string">
            <text:p>EML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5" office:value-type="string" calcext:value-type="string">
            <text:p>EM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5" office:value-type="string" calcext:value-type="string">
            <text:p>EM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5" office:value-type="string" calcext:value-type="string">
            <text:p>EML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5" office:value-type="string" calcext:value-type="string">
            <text:p>EML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5" office:value-type="string" calcext:value-type="string">
            <text:p>EMV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3">
          <table:table-cell table:style-name="ce3" office:value-type="float" office:value="170" calcext:value-type="float">
            <text:p>170</text:p>
          </table:table-cell>
          <table:table-cell table:style-name="ce5" office:value-type="string" calcext:value-type="string">
            <text:p>EMV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5" office:value-type="string" calcext:value-type="string">
            <text:p>EMV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3">
          <table:table-cell table:style-name="ce3" office:value-type="float" office:value="190" calcext:value-type="float">
            <text:p>190</text:p>
          </table:table-cell>
          <table:table-cell table:style-name="ce5" office:value-type="string" calcext:value-type="string">
            <text:p>EMV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5" table:number-rows-repeated="17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9:50:13.3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19:51:29.019000000</dc:date>
    <meta:editing-duration>PT1H8M49S</meta:editing-duration>
    <meta:editing-cycles>7</meta:editing-cycles>
    <meta:generator>LibreOffice/4.3.2.2$Windows_x86 LibreOffice_project/edfb5295ba211bd31ad47d0bad0118690f76407d</meta:generator>
    <meta:document-statistic meta:table-count="1" meta:cell-count="67" meta:object-count="0"/>
  </office:meta>
</office:document-meta>
</file>